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2146in"/>
    </style:style>
    <style:style style:name="Table1.B" style:family="table-column">
      <style:table-column-properties style:column-width="5.478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Plano de Segurança e Autenticação</text:span></text:h>
      <text:p text:style-name="Text_20_body"><text:span text:style-name="Strong_20_Emphasis">Objetivo</text:span>: Garantir que a aplicação <text:span text:style-name="Strong_20_Emphasis">Bonestock</text:span> seja segura, com controle adequado de acesso e proteção de dados sensíveis.</text:p>
      <text:h text:style-name="Heading_20_4" text:outline-level="4">Definição de Roles e Permissões: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<text:span text:style-name="Strong_20_Emphasis">Role</text:span></text:p>
            </table:table-cell>
            <table:table-cell table:style-name="Table1.A1" office:value-type="string">
              <text:p text:style-name="Table_20_Heading"><text:span text:style-name="Strong_20_Emphasis">Permissões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Admin</text:span></text:p>
          </table:table-cell>
          <table:table-cell table:style-name="Table1.A1" office:value-type="string">
            <text:p text:style-name="Table_20_Contents">- Gerenciar usuários e roles- Visualizar relatórios completos- Configurar sistema e integraçõe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Gestor de Estoque</text:span></text:p>
          </table:table-cell>
          <table:table-cell table:style-name="Table1.A1" office:value-type="string">
            <text:p text:style-name="Table_20_Contents">- Visualizar e gerenciar entradas/saídas de produtos- Gerenciar inventário semanal- Criar e editar fichas técnica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Estoquista</text:span></text:p>
          </table:table-cell>
          <table:table-cell table:style-name="Table1.A1" office:value-type="string">
            <text:p text:style-name="Table_20_Contents">- Conferir e registrar entradas e saídas de produtos- Gerar relatórios de estoque e movimentação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uditor</text:span></text:p>
          </table:table-cell>
          <table:table-cell table:style-name="Table1.A1" office:value-type="string">
            <text:p text:style-name="Table_20_Contents">- Visualizar inventários e relatórios- Verificar discrepâncias e gerar relatórios de auditoria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inanceiro</text:span></text:p>
          </table:table-cell>
          <table:table-cell table:style-name="Table1.A1" office:value-type="string">
            <text:p text:style-name="Table_20_Contents">- Acessar relatórios financeiros de entradas e saídas- Gerenciar notas fiscais e documentos fiscais</text:p>
          </table:table-cell>
        </table:table-row>
      </table:table>
      <text:h text:style-name="Heading_20_4" text:outline-level="4">Políticas de Segurança:</text:h>
      <text:list text:style-name="L1">
        <text:list-item>
          <text:p text:style-name="P1"><text:span text:style-name="Strong_20_Emphasis">Autenticação</text:span>:</text:p>
          <text:list>
            <text:list-item>
              <text:p text:style-name="P2">Utilização de <text:span text:style-name="Strong_20_Emphasis">OAuth2</text:span> para autenticação com tokens JWT. </text:p>
            </text:list-item>
            <text:list-item>
              <text:p text:style-name="P2">Senhas devem ser armazenadas de forma segura usando <text:span text:style-name="Strong_20_Emphasis">bcrypt</text:span> ou outra hash segura. </text:p>
            </text:list-item>
            <text:list-item>
              <text:p text:style-name="P2">A autenticação deve ser feita via <text:span text:style-name="Strong_20_Emphasis">Login e Senha</text:span>, com <text:span text:style-name="Strong_20_Emphasis">recuperação de senha</text:span> por e-mail com link único. </text:p>
            </text:list-item>
          </text:list>
        </text:list-item>
        <text:list-item>
          <text:p text:style-name="P1"><text:span text:style-name="Strong_20_Emphasis">Autorização</text:span>:</text:p>
          <text:list>
            <text:list-item>
              <text:p text:style-name="P2">Usuários devem ter acesso apenas às funcionalidades que estão relacionadas à sua role. </text:p>
            </text:list-item>
            <text:list-item>
              <text:p text:style-name="P2">A autorização será implementada usando middleware de <text:span text:style-name="Strong_20_Emphasis">controle de acesso</text:span>, verificando as permissões de cada role. </text:p>
            </text:list-item>
          </text:list>
        </text:list-item>
        <text:list-item>
          <text:p text:style-name="P1"><text:span text:style-name="Strong_20_Emphasis">Criptografia</text:span>:</text:p>
          <text:list>
            <text:list-item>
              <text:p text:style-name="P2">Dados sensíveis, como senhas e notas fiscais, devem ser <text:span text:style-name="Strong_20_Emphasis">criptografados</text:span> em trânsito (TLS) e em repouso (criptografia de banco de dados). </text:p>
            </text:list-item>
            <text:list-item>
              <text:p text:style-name="P2">A comunicação com sistemas externos (ex.: leitura de notas fiscais) deve ser feita de forma segura, usando <text:span text:style-name="Strong_20_Emphasis">HTTPS</text:span> e autenticação de API (tokens ou chaves). </text:p>
            </text:list-item>
          </text:list>
        </text:list-item>
        <text:list-item>
          <text:p text:style-name="P1"><text:span text:style-name="Strong_20_Emphasis">Controle de Acesso</text:span>:</text:p>
          <text:list>
            <text:list-item>
              <text:p text:style-name="P2">Implementação de <text:span text:style-name="Strong_20_Emphasis">restrição de IPs</text:span> para acessos administrativos, onde apenas IPs autorizados terão acesso ao painel de administração. </text:p>
            </text:list-item>
            <text:list-item>
              <text:p text:style-name="P2">Definir <text:span text:style-name="Strong_20_Emphasis">limites de tentativas de login</text:span> para evitar ataques de <text:span text:style-name="Strong_20_Emphasis">força bruta</text:span>. </text:p>
            </text:list-item>
          </text:list>
        </text:list-item>
        <text:list-item>
          <text:p text:style-name="P1"><text:span text:style-name="Strong_20_Emphasis">Auditoria e Logs</text:span>:</text:p>
          <text:list>
            <text:list-item>
              <text:p text:style-name="P2">Todos os acessos e ações realizadas na plataforma (inclusão, alteração, exclusão de dados) devem ser logados. </text:p>
            </text:list-item>
            <text:list-item>
              <text:p text:style-name="P2">Logs de atividades devem ser armazenados em um sistema de <text:span text:style-name="Strong_20_Emphasis">monitoramento</text:span> seguro, acessível apenas por administradores e auditores. </text:p>
            </text:list-item>
          </text:list>
        </text:list-item>
        <text:list-item>
          <text:p text:style-name="P1"><text:span text:style-name="Strong_20_Emphasis">Política de Backup</text:span>:</text:p>
          <text:list>
            <text:list-item>
              <text:p text:style-name="P2"><text:soft-page-break/>Implementação de <text:span text:style-name="Strong_20_Emphasis">backups diários</text:span> da base de dados e documentos fiscais. </text:p>
            </text:list-item>
            <text:list-item>
              <text:p text:style-name="P1">Backup de dados críticos, como inventário e notas fiscais, deve ser feito com criptografia e armazenado em uma localização segura. 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8T01:01:46.284289188</meta:creation-date>
    <dc:date>2025-02-08T01:05:58.980813881</dc:date>
    <meta:editing-duration>PT4M13S</meta:editing-duration>
    <meta:editing-cycles>1</meta:editing-cycles>
    <meta:document-statistic meta:table-count="1" meta:image-count="0" meta:object-count="0" meta:page-count="2" meta:paragraph-count="35" meta:word-count="348" meta:character-count="2266" meta:non-whitespace-character-count="1959"/>
    <meta:generator>LibreOffice/24.8.4.2$Linux_X86_64 LibreOffice_project/480$Build-2</meta:generator>
  </office:meta>
</office:document-meta>
</file>